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mplo 1:</text:p>
      <text:p text:style-name="Standard">un carácter X, un numero N (5-10), y “rojo” o “azul”, devuelve una cadena de N caracters X de color rojo, o (N-1) caracteres de color azul, o el msg “Error: repite entrada” si N&lt;5oN&gt;10</text:p>
      <text:p text:style-name="Standard"/>
      <text:p text:style-name="Standard">Entrada 1 (E1) (char x):</text:p>
      <text:p text:style-name="Standard">Clase Valida: V1</text:p>
      <text:p text:style-name="Standard">Entrada 2 (E2) (int N):</text:p>
      <text:p text:style-name="Standard">Clase Valida: V2: 5&lt;=N&lt;=10</text:p>
      <text:p text:style-name="Standard">Clase Invalida N1: N&lt;5</text:p>
      <text:p text:style-name="Standard"/>
      <text:p text:style-name="Standard">Enetrada E3 (rojo o azul):</text:p>
      <text:p text:style-name="Standard">Clase valida V3: Rojo</text:p>
      <text:p text:style-name="Standard">Clase valida V4: Azul</text:p>
      <text:p text:style-name="Standard"/>
      <text:p text:style-name="Standard">Salida (N caracteres)</text:p>
      <text:p text:style-name="Standard">Clase valida S1: N caractres de color rojo</text:p>
      <text:p text:style-name="Standard">Clase valida S2: N-1 caracteres de color azul</text:p>
      <text:p text:style-name="Standard">Clase invalida NS1: Error repite entrada”</text:p>
      <text:p text:style-name="Standard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Table_20_Contents">Clases</text:p>
          </table:table-cell>
          <table:table-cell table:style-name="Table1.A1" office:value-type="string">
            <text:p text:style-name="Table_20_Contents">E1</text:p>
          </table:table-cell>
          <table:table-cell table:style-name="Table1.A1" office:value-type="string">
            <text:p text:style-name="Table_20_Contents">E2</text:p>
          </table:table-cell>
          <table:table-cell table:style-name="Table1.A1" office:value-type="string">
            <text:p text:style-name="Table_20_Contents">E3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1-V2-V3-S1</text:p>
          </table:table-cell>
          <table:table-cell table:style-name="Table1.A2" office:value-type="string">
            <text:p text:style-name="Table_20_Contents">'s'</text:p>
          </table:table-cell>
          <table:table-cell table:style-name="Table1.C2" office:value-type="float" office:value="4">
            <text:p text:style-name="Table_20_Contents">4</text:p>
          </table:table-cell>
          <table:table-cell table:style-name="Table1.A2" office:value-type="string">
            <text:p text:style-name="Table_20_Contents">rojo</text:p>
          </table:table-cell>
          <table:table-cell table:style-name="Table1.A2" office:value-type="string">
            <text:p text:style-name="Table_20_Contents">ssss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1-V2-V4-S2</text:p>
          </table:table-cell>
          <table:table-cell table:style-name="Table1.A2" office:value-type="string">
            <text:p text:style-name="Table_20_Contents">'d'</text:p>
          </table:table-cell>
          <table:table-cell table:style-name="Table1.C2" office:value-type="float" office:value="4">
            <text:p text:style-name="Table_20_Contents">4</text:p>
          </table:table-cell>
          <table:table-cell table:style-name="Table1.A2" office:value-type="string">
            <text:p text:style-name="Table_20_Contents">azul</text:p>
          </table:table-cell>
          <table:table-cell table:style-name="Table1.A2" office:value-type="string">
            <text:p text:style-name="Table_20_Contents">ddd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1-N1-V4-NS1</text:p>
          </table:table-cell>
          <table:table-cell table:style-name="Table1.A2" office:value-type="string">
            <text:p text:style-name="Table_20_Contents">'f'</text:p>
          </table:table-cell>
          <table:table-cell table:style-name="Table1.C2" office:value-type="float" office:value="29">
            <text:p text:style-name="Table_20_Contents">29</text:p>
          </table:table-cell>
          <table:table-cell table:style-name="Table1.A2" office:value-type="string">
            <text:p text:style-name="Table_20_Contents">azul</text:p>
          </table:table-cell>
          <table:table-cell table:style-name="Table1.A2" office:value-type="string">
            <text:p text:style-name="Table_20_Contents">error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1-N2-V4-NS1</text:p>
          </table:table-cell>
          <table:table-cell table:style-name="Table1.A2" office:value-type="string">
            <text:p text:style-name="Table_20_Contents">'g'</text:p>
          </table:table-cell>
          <table:table-cell table:style-name="Table1.C2" office:value-type="float" office:value="-2">
            <text:p text:style-name="Table_20_Contents">-2</text:p>
          </table:table-cell>
          <table:table-cell table:style-name="Table1.A2" office:value-type="string">
            <text:p text:style-name="Table_20_Contents">azul</text:p>
          </table:table-cell>
          <table:table-cell table:style-name="Table1.A2" office:value-type="string">
            <text:p text:style-name="Table_20_Contents">error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Ejemlpo 2:</text:p>
      <text:p text:style-name="Standard">Int dia, Int mes</text:p>
      <text:p text:style-name="Standard">devuelve true or false, si la fecha es valida en 2022</text:p>
      <text:p text:style-name="Standard"/>
      <text:p text:style-name="Standard">Agrupamos dia y mes como una unica entrada</text:p>
      <text:p text:style-name="Standard">salida boo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5T20:22:57.06</meta:creation-date>
    <meta:document-statistic meta:table-count="1" meta:image-count="0" meta:object-count="0" meta:page-count="1" meta:paragraph-count="44" meta:word-count="148" meta:character-count="767"/>
    <dc:date>2022-07-05T21:58:40.54</dc:date>
    <meta:editing-duration>PT35M3S</meta:editing-duration>
    <meta:editing-cycles>1</meta:editing-cycles>
    <meta:generator>OpenOffice/4.1.12$Win32 OpenOffice.org_project/4112m1$Build-9809</meta:generator>
  </office:meta>
</office:document-meta>
</file>